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1c3ee7" style:font-size-asian="14pt" style:font-size-complex="14pt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36d78e" style:font-size-asian="14pt" style:font-size-complex="14pt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2bbd02" style:font-size-asian="14pt" style:font-size-complex="14pt"/>
    </style:style>
    <style:style style:name="P5" style:family="paragraph" style:parent-style-name="Text_20_body">
      <loext:graphic-properties draw:fill-gradient-name="gradient" draw:fill-hatch-name="hatch"/>
      <style:paragraph-properties fo:margin-top="0.101cm" fo:margin-bottom="0.75cm" style:contextual-spacing="false" fo:line-height="200%"/>
      <style:text-properties fo:font-size="14pt" officeooo:paragraph-rsid="00458c0c" style:font-size-asian="14pt" style:font-size-complex="14pt"/>
    </style:style>
    <style:style style:name="P6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58c0c" style:font-size-asian="14pt" style:font-size-complex="14pt"/>
    </style:style>
    <style:style style:name="P7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02cdea2" style:font-size-asian="14pt" style:font-size-complex="14pt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rsid="0048979a" officeooo:paragraph-rsid="0048979a" style:font-size-asian="14pt" style:font-size-complex="14pt"/>
    </style:style>
    <style:style style:name="P9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8979a" officeooo:paragraph-rsid="0048979a" style:font-size-asian="14pt" style:font-size-complex="14pt"/>
    </style:style>
    <style:style style:name="P10" style:family="paragraph" style:parent-style-name="Text_20_body" style:master-page-name="">
      <loext:graphic-properties draw:fill-hatch-name="hatch"/>
      <style:paragraph-properties fo:margin-top="0.101cm" fo:margin-bottom="0.499cm" style:contextual-spacing="false" fo:line-height="115%" style:page-number="auto"/>
      <style:text-properties fo:font-size="14pt" officeooo:rsid="0048979a" officeooo:paragraph-rsid="0048979a" style:font-size-asian="14pt" style:font-size-complex="14pt"/>
    </style:style>
    <style:style style:name="P11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fo:font-weight="bold" officeooo:rsid="0048979a" officeooo:paragraph-rsid="0048979a" style:font-size-asian="14pt" style:font-weight-asian="bold" style:font-size-complex="14pt" style:font-weight-complex="bold"/>
    </style:style>
    <style:style style:name="P12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fo:font-weight="bold" officeooo:rsid="0048979a" officeooo:paragraph-rsid="0048979a" style:font-size-asian="14pt" style:font-weight-asian="bold" style:font-size-complex="14pt" style:font-weight-complex="bold"/>
    </style:style>
    <style:style style:name="P13" style:family="paragraph" style:parent-style-name="Text_20_body">
      <loext:graphic-properties draw:fill-hatch-name="hatch"/>
      <style:paragraph-properties fo:margin-top="0.101cm" fo:margin-bottom="0.499cm" style:contextual-spacing="false" fo:line-height="100%"/>
      <style:text-properties officeooo:paragraph-rsid="001c3ee7"/>
    </style:style>
    <style:style style:name="P14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2e001c"/>
    </style:style>
    <style:style style:name="P15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officeooo:paragraph-rsid="002e001c"/>
    </style:style>
    <style:style style:name="P16" style:family="paragraph" style:parent-style-name="Text_20_body" style:master-page-name="">
      <loext:graphic-properties draw:fill="none" draw:fill-gradient-name="gradient" draw:fill-hatch-name="hatch"/>
      <style:paragraph-properties fo:margin-left="2cm" fo:margin-right="0cm" fo:margin-top="0cm" fo:margin-bottom="0.75cm" style:contextual-spacing="false" fo:line-height="200%" fo:text-indent="-2cm" style:auto-text-indent="false" style:page-number="auto" fo:background-color="transparent"/>
      <style:text-properties officeooo:paragraph-rsid="002e001c"/>
    </style:style>
    <style:style style:name="P17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28d6ad" officeooo:paragraph-rsid="004cd8f6" style:font-size-asian="14pt" style:font-size-complex="14pt"/>
    </style:style>
    <style:style style:name="P18" style:family="paragraph" style:parent-style-name="Text_20_body" style:list-style-name="L1">
      <loext:graphic-properties draw:fill-hatch-name="hatch"/>
      <style:paragraph-properties fo:margin-top="0cm" fo:margin-bottom="0.499cm" style:contextual-spacing="false" fo:line-height="100%"/>
      <style:text-properties fo:font-size="14pt" officeooo:rsid="0028d6ad" officeooo:paragraph-rsid="004cd8f6" style:font-size-asian="14pt" style:font-size-complex="14pt"/>
    </style:style>
    <style:style style:name="P19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4cd8f6" style:font-size-asian="14pt" style:font-size-complex="14pt"/>
    </style:style>
    <style:style style:name="P20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fdcc1" officeooo:paragraph-rsid="004fdcc1" style:font-size-asian="14pt" style:font-size-complex="14pt"/>
    </style:style>
    <style:style style:name="T1" style:family="text">
      <style:text-properties style:text-position="0% 100%" officeooo:rsid="004b20a6"/>
    </style:style>
    <style:style style:name="T2" style:family="text">
      <style:text-properties officeooo:rsid="0048979a"/>
    </style:style>
    <style:style style:name="T3" style:family="text">
      <style:text-properties officeooo:rsid="004b20a6"/>
    </style:style>
    <style:style style:name="T4" style:family="text">
      <style:text-properties officeooo:rsid="001c3ee7"/>
    </style:style>
    <style:style style:name="T5" style:family="text">
      <style:text-properties officeooo:rsid="0025b43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dea23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5b437" style:font-weight-asian="bold" style:font-weight-complex="bold"/>
    </style:style>
    <style:style style:name="T11" style:family="text">
      <style:text-properties fo:font-weight="bold" officeooo:rsid="002fe488" style:font-weight-asian="bold" style:font-weight-complex="bold"/>
    </style:style>
    <style:style style:name="T12" style:family="text">
      <style:text-properties fo:font-weight="bold" officeooo:rsid="004cd8f6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cd8f6" style:font-weight-asian="normal" style:font-weight-complex="normal"/>
    </style:style>
    <style:style style:name="T17" style:family="text">
      <style:text-properties officeooo:rsid="004cd8f6"/>
    </style:style>
    <style:style style:name="T18" style:family="text">
      <style:text-properties fo:text-transform="uppercase" fo:font-size="14pt" style:font-size-asian="14pt" style:font-size-complex="14pt"/>
    </style:style>
    <style:style style:name="T19" style:family="text">
      <style:text-properties officeooo:rsid="004de2c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0">Call to Worship</text:span><text:span text:style-name="T5"> (Ephesians 4:30-5:2) / Opening prayer (DM)</text:span></text:p>
      <text:p text:style-name="P5"><text:span text:style-name="T9">Praise: </text:span><text:span text:style-name="Emphasis"><text:span text:style-name="T15">O Lord my Rock and my Redeemer</text:span></text:span></text:p>
      <text:p text:style-name="P6"><text:span text:style-name="T9">Bible Reading:</text:span> Genesis 4:1-16 (Tim A)</text:p>
      <text:p text:style-name="P6"><text:span text:style-name="T9">Sunday School </text:span><text:span text:style-name="T12">Video</text:span><text:span text:style-name="T9">:</text:span><text:span text:style-name="T15"> (</text:span><text:span text:style-name="T16">John A</text:span><text:span text:style-name="T15">)</text:span></text:p>
      <text:p text:style-name="P6"><text:span text:style-name="T9">Praise: </text:span><text:span text:style-name="T8">Blest Be the Tie that Binds (Rej! 311)</text:span></text:p>
      <text:p text:style-name="P13"><text:span text:style-name="T14">Announcements</text:span><text:span text:style-name="T13"> (John A)</text:span></text:p>
      <text:list text:style-name="L1">
        <text:list-item>
          <text:p text:style-name="P17"><text:span text:style-name="T2">Hope Explored </text:span><text:span text:style-name="T17">concluded last week. Please keep the participants in your prayers as they ponder the assured hope of the gospel</text:span></text:p>
        </text:list-item>
        <text:list-item>
          <text:p text:style-name="P18">Morning Tea and fellowship after the service</text:p>
        </text:list-item>
      </text:list>
      <text:p text:style-name="P3"><text:span text:style-name="T9">Prayer for the church and the world:</text:span> (Jan F)</text:p>
      <text:p text:style-name="P3"><text:span text:style-name="T11">B</text:span><text:span text:style-name="T9">ible Reading:</text:span> 1 John 4:7-21 &amp; 1 John 3:11-18 (John A)</text:p>
      <text:p text:style-name="P4"><text:span text:style-name="T9">Praise:</text:span> <text:span text:style-name="T6">Brother, Let me be Your Servant (Rej! 310)</text:span> (Offering)</text:p>
      <text:p text:style-name="P16"><text:span text:style-name="T14">Sermon:</text:span><text:span text:style-name="T13"> “</text:span><text:span text:style-name="T18">Cain and Jesus: Hate and Love</text:span><text:span text:style-name="T13">” (DM)</text:span></text:p>
      <text:p text:style-name="P2"><text:span text:style-name="T9">Praise:</text:span> <text:span text:style-name="T6">What Love My God</text:span></text:p>
      <text:p text:style-name="P12">The Lord’s Supper</text:p>
      <text:p text:style-name="P8"><text:span text:style-name="T9">Praise: </text:span><text:span text:style-name="T7">As Sons of the Day and Daughters of Light (Rej! 313)</text:span></text:p>
      <text:p text:style-name="P2"><text:span text:style-name="T9">Benediction</text:span> (<text:span text:style-name="T2">DM</text:span>)</text:p>
      <text:p text:style-name="P11">Announcements</text:p>
      <text:p text:style-name="P10">Hope Explored <text:span text:style-name="T17">concluded last week. Please keep the participants in your prayers as they ponder the assured hope of the gospel</text:span></text:p>
      <text:p text:style-name="P20">Mook Leave</text:p>
      <text:p text:style-name="P7"/>
      <text:p text:style-name="P7"/>
      <text:p text:style-name="P7"/>
      <text:p text:style-name="P9">Fellowship over Morning Tea in the Hall</text:p>
      <text:p text:style-name="P15">Call to Worship (Ephesians 4:30-5:2) / Opening prayer (DM)</text:p>
      <text:p text:style-name="Text_20_body">Praise: O Lord my Rock and my Redeemer</text:p>
      <text:p text:style-name="Text_20_body">Bible Reading: Genesis 4:1-16 (Tim A)</text:p>
      <text:p text:style-name="Text_20_body">Sunday School (<text:span text:style-name="T17">John A)</text:span></text:p>
      <text:p text:style-name="Text_20_body">Praise: Blest Be the Tie that Binds (Rej! 311)</text:p>
      <text:p text:style-name="Text_20_body">Announcements (John A)</text:p>
      <text:p text:style-name="Text_20_body">Prayer for the church and the world  (Jan F)</text:p>
      <text:p text:style-name="Text_20_body">Bible reading: 1 John 4:7-21 <text:span text:style-name="T17">&amp; 1 John 3:11-18 </text:span>(John A)</text:p>
      <text:p text:style-name="Text_20_body">Praise: Brother, Let me be Your Servant (Rej! 310) (Offering)</text:p>
      <text:p text:style-name="Text_20_body">Sermon: “Cain and Jesus: Hate and Love” (DM)</text:p>
      <text:p text:style-name="Text_20_body">Praise: What Love My God</text:p>
      <text:p text:style-name="Text_20_body">The Lord’s Supper</text:p>
      <text:p text:style-name="Text_20_body">Praise: As Sons of the Day and Daughters of Light (Rej! 313)</text:p>
      <text:p text:style-name="Text_20_body">Benediction (DM)</text:p>
      <text:p text:style-name="Text_20_body"><text:span text:style-name="Strong_20_Emphasis">Sermon Outline</text:span></text:p>
      <text:p text:style-name="Text_20_body">“Cain and Jesus: Hate and Love”   (<text:span text:style-name="T19">1 John 4:7-21 </text:span>&amp; 1 John 3:11-18 )</text:p>
      <text:p text:style-name="Quotations">Cain / Hate</text:p>
      <text:p text:style-name="Quotations">1. Comes from the devil<text:line-break/>2. Never comes alone<text:line-break/>3. Forewarns Christians of world’s hate<text:line-break/>4. A sign of death</text:p>
      <text:p text:style-name="Quotations">Jesus / Love</text:p>
      <text:p text:style-name="Quotations">1. Basic Christianity<text:line-break/>2. Jesus models love’s meaning<text:line-break/>3. A sign of new life<text:line-break/>4. A test of love</text:p>
      <text:p text:style-name="Quotations">Conclusion: v18 Just do it!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style:text-position="0% 100%" officeooo:rsid="004b20a6"/>
    </style:style>
    <style:style style:name="MT2" style:family="text">
      <style:text-properties officeooo:rsid="0048979a"/>
    </style:style>
    <style:style style:name="MT3" style:family="text">
      <style:text-properties officeooo:rsid="004b20a6"/>
    </style:style>
    <style:style style:name="MT4" style:family="text">
      <style:text-properties officeooo:rsid="001c3ee7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6th</text:span><text:span text:style-name="MT2"> </text:span><text:span text:style-name="MT3">Octo</text:span><text:span text:style-name="MT2">ber</text:span> 202<text:span text:style-name="MT4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4-10-04T22:42:16.543738220</dc:date>
    <meta:editing-duration>PT6H55S</meta:editing-duration>
    <meta:editing-cycles>41</meta:editing-cycles>
    <meta:generator>LibreOffice/24.2.5.2$Linux_X86_64 LibreOffice_project/420$Build-2</meta:generator>
    <meta:print-date>2024-10-04T22:37:26.925507724</meta:print-date>
    <meta:printed-by>PDF files</meta:printed-by>
    <meta:document-statistic meta:table-count="0" meta:image-count="0" meta:object-count="0" meta:page-count="3" meta:paragraph-count="42" meta:word-count="332" meta:character-count="1810" meta:non-whitespace-character-count="1519"/>
  </office:meta>
</office:document-meta>
</file>